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fo:font-weight="bold" officeooo:rsid="0011dd3d" officeooo:paragraph-rsid="00160d7b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160d7b" officeooo:paragraph-rsid="00160d7b"/>
    </style:style>
    <style:style style:name="P3" style:family="paragraph" style:parent-style-name="Standard" style:list-style-name="L1">
      <style:text-properties officeooo:rsid="0019fb7a" officeooo:paragraph-rsid="0019fb7a"/>
    </style:style>
    <style:style style:name="P4" style:family="paragraph" style:parent-style-name="Standard">
      <style:text-properties fo:font-weight="bold" officeooo:rsid="00164603" officeooo:paragraph-rsid="00164603" style:font-weight-asian="bold" style:font-weight-complex="bold"/>
    </style:style>
    <style:style style:name="P5" style:family="paragraph" style:parent-style-name="Standard" style:list-style-name="L2">
      <style:text-properties officeooo:rsid="00164603" officeooo:paragraph-rsid="00164603"/>
    </style:style>
    <style:style style:name="P6" style:family="paragraph" style:parent-style-name="Standard">
      <style:text-properties fo:font-style="italic" officeooo:rsid="00164603" officeooo:paragraph-rsid="00164603" style:font-style-asian="italic" style:font-style-complex="italic"/>
    </style:style>
    <style:style style:name="P7" style:family="paragraph" style:parent-style-name="Standard">
      <style:text-properties officeooo:rsid="0011dd3d" officeooo:paragraph-rsid="00164603"/>
    </style:style>
    <style:style style:name="P8" style:family="paragraph" style:parent-style-name="Standard">
      <style:text-properties officeooo:rsid="00164603" officeooo:paragraph-rsid="00164603"/>
    </style:style>
    <style:style style:name="P9" style:family="paragraph" style:parent-style-name="Standard">
      <style:text-properties fo:font-size="16pt" fo:font-weight="bold" officeooo:rsid="0011dd3d" officeooo:paragraph-rsid="00164603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rsid="00164603" officeooo:paragraph-rsid="0019fb7a"/>
    </style:style>
    <style:style style:name="P11" style:family="paragraph" style:parent-style-name="Standard">
      <style:text-properties fo:font-size="18pt" fo:font-weight="bold" officeooo:rsid="00164603" officeooo:paragraph-rsid="0019fb7a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4pt" fo:font-weight="bold" officeooo:rsid="0019fb7a" officeooo:paragraph-rsid="0019fb7a" style:font-size-asian="14pt" style:font-weight-asian="bold" style:font-size-complex="14pt" style:font-weight-complex="bold"/>
    </style:style>
    <style:style style:name="P13" style:family="paragraph" style:parent-style-name="Standard" style:list-style-name="L3">
      <style:text-properties fo:font-size="12pt" fo:font-weight="bold" officeooo:rsid="0012761f" officeooo:paragraph-rsid="0019fb7a" style:font-size-asian="12pt" style:font-weight-asian="bold" style:font-size-complex="12pt" style:font-weight-complex="bold"/>
    </style:style>
    <style:style style:name="P14" style:family="paragraph" style:parent-style-name="Standard" style:list-style-name="L4">
      <style:text-properties fo:font-size="12pt" fo:font-weight="normal" officeooo:rsid="0012761f" officeooo:paragraph-rsid="0019fb7a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text-properties fo:font-size="12pt" fo:font-weight="normal" officeooo:rsid="0012a18e" officeooo:paragraph-rsid="0019fb7a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text-properties fo:font-size="12pt" fo:font-weight="normal" officeooo:rsid="0019fb7a" officeooo:paragraph-rsid="0019fb7a" style:font-size-asian="12pt" style:font-weight-asian="normal" style:font-size-complex="12pt" style:font-weight-complex="normal"/>
    </style:style>
    <style:style style:name="P17" style:family="paragraph" style:parent-style-name="Standard" style:list-style-name="L4" style:master-page-name="">
      <loext:graphic-properties draw:fill="none"/>
      <style:paragraph-properties style:page-number="auto" fo:background-color="transparent"/>
      <style:text-properties fo:font-size="12pt" fo:font-weight="bold" officeooo:rsid="0012761f" officeooo:paragraph-rsid="0019fb7a" style:font-size-asian="12pt" style:font-weight-asian="bold" style:font-size-complex="12pt" style:font-weight-complex="bold"/>
    </style:style>
    <style:style style:name="P18" style:family="paragraph" style:parent-style-name="Standard" style:list-style-name="L4">
      <style:text-properties fo:font-size="12pt" fo:font-weight="normal" officeooo:rsid="0013ee9d" officeooo:paragraph-rsid="0019fb7a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text-properties fo:font-size="12pt" fo:font-weight="bold" officeooo:rsid="0012761f" officeooo:paragraph-rsid="0019fb7a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813ef"/>
    </style:style>
    <style:style style:name="T4" style:family="text">
      <style:text-properties officeooo:rsid="0019fb7a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officeooo:rsid="001afddd"/>
    </style:style>
    <style:style style:name="T7" style:family="text">
      <style:text-properties officeooo:rsid="00225386"/>
    </style:style>
    <style:style style:name="T8" style:family="text">
      <style:text-properties officeooo:rsid="0015e15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VEL 1 – ASCENSION 0</text:p>
      <text:p text:style-name="P2">Pactmaking</text:p>
      <text:list text:style-name="L1">
        <text:list-item>
          <text:p text:style-name="P3">By paying 1*economyCost mana bits, the Reflected is capable of offering a Pact to a PC located in front of them via targeting them and hitting Offer Pact.</text:p>
        </text:list-item>
        <text:list-item>
          <text:p text:style-name="P3">Confirming the pact acceptance offers the other player a list of potential packages, of which they select one to take from the group. This is added to their base character.</text:p>
        </text:list-item>
        <text:list-item>
          <text:p text:style-name="P3">The list of options can be found below in the Statline References section at the top.</text:p>
        </text:list-item>
        <text:list-item>
          <text:p text:style-name="P3">This pact <text:span text:style-name="T1">cannot</text:span><text:span text:style-name="T2"> be revoked… yet. (This comes at a later ascension, and will specifically be integrated into Reclamation.)</text:span></text:p>
        </text:list-item>
      </text:list>
      <text:p text:style-name="P4">Chrysalis Form</text:p>
      <text:list text:style-name="L2">
        <text:list-item>
          <text:p text:style-name="P5">When the Reflected is mechanically slain, they do not pass on to any other plane.</text:p>
        </text:list-item>
        <text:list-item>
          <text:p text:style-name="P5">Instead, a ‘Chrysalis’ forms around them, anchoring them in place like a prop.</text:p>
        </text:list-item>
        <text:list-item>
          <text:p text:style-name="P5">During this anchored phase, they may use Observe and Telepathy, but may not move nor participate in combat. (Consider it ‘forced RP mode.’)</text:p>
        </text:list-item>
        <text:list-item>
          <text:p text:style-name="P5">There are two ways for them to break free.</text:p>
          <text:list>
            <text:list-item>
              <text:p text:style-name="P5">The first is that after two OOC days have passed, the chrysalis naturally falls away, and the rejuvenated Eldritch may fully exit.</text:p>
            </text:list-item>
            <text:list-item>
              <text:p text:style-name="P5">The second is that in exchange for 10*economyCost mana bits, a character may break them free from the chrysalis. If they were non-Pacted, they become Pacted; if they were Pacted, they are now a Bared Soul (even if the mechanic that allows for this to willingly occur has not been unlocked yet). Bared Souls do not have any additional effects from this.</text:p>
            </text:list-item>
          </text:list>
        </text:list-item>
        <text:list-item>
          <text:p text:style-name="P5"><text:span text:style-name="T1">EXCEPTION:</text:span> When killed by a<text:span text:style-name="T3">n </text:span>attack or lethal option <text:span text:style-name="T3">that does not leave a body </text:span>(absorption, etc.), the Eldritch passes to the afterlife, but does not count as dead and still has their body. After one OOC day, they may teleport out at their leisure <text:span text:style-name="T4">back</text:span> to their spawnpoint. </text:p>
        </text:list-item>
      </text:list>
      <text:p text:style-name="P6">Additionally, Reflected has access to all eight magic trees by default instead of being limited to the four basic elements. This allows them to take Advanced Elements early on. <text:span text:style-name="T3">Taking a third element still counts as their Tier 3 signature slot.</text:span></text:p>
      <text:p text:style-name="P7"><text:span text:style-name="T5">LEVEL 2 – ASCENSION 1</text:span></text:p>
      <text:p text:style-name="P8">Refresh <text:span text:style-name="T6">[stat tax heal]</text:span></text:p>
      <text:p text:style-name="P8">Domain</text:p>
      <text:p text:style-name="P9">LEVEL 3 – ASCENSION 2</text:p>
      <text:p text:style-name="P8">Altered Nature <text:span text:style-name="T6">[permanent base passive transfer between pacted PCs]</text:span></text:p>
      <text:p text:style-name="P8">Bared Souls <text:span text:style-name="T6">[a further pact; more risk to the pacted in exchange for more power]</text:span></text:p>
      <text:p text:style-name="P9">LEVEL 4 – ASCENSION 3</text:p>
      <text:p text:style-name="P8">Glimpse Inside <text:span text:style-name="T6">[eldritch secret mentoring/unlocking]</text:span></text:p>
      <text:p text:style-name="P8">Dream Realization <text:span text:style-name="T6">[summoning and teleporting to pacted PCs]</text:span></text:p>
      <text:p text:style-name="P6">Additionally, Reflected now has access to the Heavy Strike from the traditional Eldritch Secret.</text:p>
      <text:p text:style-name="P9">LEVEL 5 – ASCENSION 4</text:p>
      <text:p text:style-name="P8">With You in Darkness <text:span text:style-name="T6">[slotless buff for the pacted]</text:span></text:p>
      <text:p text:style-name="P8">Observe</text:p>
      <text:p text:style-name="P9">LEVEL 6 – ASCENSION 5</text:p>
      <text:p text:style-name="P8">Reclamation</text:p>
      <text:p text:style-name="P8">???</text:p>
      <text:p text:style-name="P9">LEVEL 7 – ASCENSION 6</text:p>
      <text:p text:style-name="P8">???</text:p>
      <text:p text:style-name="P10">???</text:p>
      <text:p text:style-name="P11"><text:soft-page-break/>STATLINE REFERENCES</text:p>
      <text:p text:style-name="P12">PACT OPTIONS</text:p>
      <text:list text:style-name="L3">
        <text:list-item>
          <text:p text:style-name="P13">Power (Strength)</text:p>
        </text:list-item>
      </text:list>
      <text:list text:style-name="L4">
        <text:list-item>
          <text:list>
            <text:list-item>
              <text:p text:style-name="P14">+1 Base STR</text:p>
            </text:list-item>
            <text:list-item>
              <text:p text:style-name="P14">+0.5 Base OFF</text:p>
            </text:list-item>
            <text:list-item>
              <text:p text:style-name="P14">+0.25 Base SPD</text:p>
            </text:list-item>
            <text:list-item>
              <text:p text:style-name="P15">Steady <text:span text:style-name="T7">2</text:span></text:p>
            </text:list-item>
            <text:list-item>
              <text:p text:style-name="P16">Momentum 2</text:p>
            </text:list-item>
          </text:list>
        </text:list-item>
        <text:list-item>
          <text:p text:style-name="P17">Knowledge (Force)</text:p>
          <text:list>
            <text:list-item>
              <text:p text:style-name="P14">+1 Base FOR</text:p>
            </text:list-item>
            <text:list-item>
              <text:p text:style-name="P14">+0.5 Base OFF</text:p>
            </text:list-item>
            <text:list-item>
              <text:p text:style-name="P14">+0.25 Base END</text:p>
            </text:list-item>
            <text:list-item>
              <text:p text:style-name="P15">Ki Control Mastery <text:span text:style-name="T7">2</text:span></text:p>
            </text:list-item>
            <text:list-item>
              <text:p text:style-name="P15">Mana Generation <text:span text:style-name="T7">5</text:span></text:p>
            </text:list-item>
            <text:list-item>
              <text:p text:style-name="P15">Energy Generation <text:span text:style-name="T7">25</text:span></text:p>
            </text:list-item>
          </text:list>
        </text:list-item>
        <text:list-item>
          <text:p text:style-name="P17">Ambition (Speed)</text:p>
          <text:list>
            <text:list-item>
              <text:p text:style-name="P14">+1 Base SPD</text:p>
            </text:list-item>
            <text:list-item>
              <text:p text:style-name="P14">+0.5 Base DEF</text:p>
            </text:list-item>
            <text:list-item>
              <text:p text:style-name="P14">+0.25 Base END</text:p>
            </text:list-item>
            <text:list-item>
              <text:p text:style-name="P18">Blurring Strikes <text:span text:style-name="T7">1</text:span></text:p>
            </text:list-item>
            <text:list-item>
              <text:p text:style-name="P18">Fury <text:span text:style-name="T7">2</text:span></text:p>
            </text:list-item>
          </text:list>
        </text:list-item>
        <text:list-item>
          <text:p text:style-name="P17">Survival (Endurance)</text:p>
          <text:list>
            <text:list-item>
              <text:p text:style-name="P14">+1 Base END</text:p>
            </text:list-item>
            <text:list-item>
              <text:p text:style-name="P14">+0.5 Base DEF</text:p>
            </text:list-item>
            <text:list-item>
              <text:p text:style-name="P14">+0.25 Base SPD</text:p>
            </text:list-item>
            <text:list-item>
              <text:p text:style-name="P18">Hardening <text:span text:style-name="T7">2</text:span></text:p>
            </text:list-item>
            <text:list-item>
              <text:p text:style-name="P18"><text:span text:style-name="T8">Calloused Hands</text:span> <text:span text:style-name="T7">0.5</text:span></text:p>
            </text:list-item>
          </text:list>
        </text:list-item>
        <text:list-item>
          <text:p text:style-name="P19">Devotion (Balanced)</text:p>
          <text:list>
            <text:list-item>
              <text:p text:style-name="P14">+0.5 Base STR</text:p>
            </text:list-item>
            <text:list-item>
              <text:p text:style-name="P14">+0.5 Base FOR</text:p>
            </text:list-item>
            <text:list-item>
              <text:p text:style-name="P14">+0.5 Base SPD</text:p>
            </text:list-item>
            <text:list-item>
              <text:p text:style-name="P14">+0.5 Base END</text:p>
            </text:list-item>
            <text:list-item>
              <text:p text:style-name="P15">Technique Mastery <text:span text:style-name="T7">2</text:span></text:p>
            </text:list-item>
            <text:list-item>
              <text:p text:style-name="P15">Movement Mastery <text:span text:style-name="T7">5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0T20:58:14.980821800</meta:creation-date>
    <dc:date>2026-04-11T01:18:34.671035700</dc:date>
    <meta:editing-duration>PT3H30M7S</meta:editing-duration>
    <meta:editing-cycles>3</meta:editing-cycles>
    <meta:generator>LibreOffice/26.2.1.2$Windows_X86_64 LibreOffice_project/620$Build-2</meta:generator>
    <meta:document-statistic meta:table-count="0" meta:image-count="0" meta:object-count="0" meta:page-count="2" meta:paragraph-count="68" meta:word-count="563" meta:character-count="3038" meta:non-whitespace-character-count="2578"/>
  </office:meta>
</office:document-meta>
</file>